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709cm" table:align="left"/>
    </style:style>
    <style:style style:name="Table1.A" style:family="table-column">
      <style:table-column-properties style:column-width="1.492cm"/>
    </style:style>
    <style:style style:name="Table1.B" style:family="table-column">
      <style:table-column-properties style:column-width="15.21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2.409cm" table:align="left"/>
    </style:style>
    <style:style style:name="Table2.A" style:family="table-column">
      <style:table-column-properties style:column-width="2.69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6pt" fo:font-weight="normal" officeooo:rsid="0019ad7e" officeooo:paragraph-rsid="0019ad7e" style:font-weight-asian="normal" style:font-weight-complex="normal"/>
    </style:style>
    <style:style style:name="P2" style:family="paragraph" style:parent-style-name="Standard">
      <style:text-properties fo:font-size="16pt" fo:font-weight="bold" officeooo:rsid="0019ad7e" officeooo:paragraph-rsid="0019ad7e" style:font-weight-asian="bold" style:font-weight-complex="bold"/>
    </style:style>
    <style:style style:name="P3" style:family="paragraph" style:parent-style-name="Standard">
      <style:text-properties fo:font-size="20pt" fo:font-weight="bold" officeooo:rsid="0019ad7e" officeooo:paragraph-rsid="0019ad7e" style:font-weight-asian="bold" style:font-weight-complex="bold"/>
    </style:style>
    <style:style style:name="P4" style:family="paragraph" style:parent-style-name="Heading_20_2">
      <style:text-properties fo:font-size="20pt" fo:font-weight="bold" officeooo:rsid="00248892" officeooo:paragraph-rsid="00248892" style:font-weight-asian="bold" style:font-weight-complex="bold"/>
    </style:style>
    <style:style style:name="P5" style:family="paragraph" style:parent-style-name="Standard">
      <style:text-properties fo:font-size="16pt" fo:font-weight="bold" officeooo:rsid="0019ad7e" officeooo:paragraph-rsid="0019ad7e" style:font-weight-asian="bold" style:font-weight-complex="bold"/>
    </style:style>
    <style:style style:name="P6" style:family="paragraph" style:parent-style-name="Standard">
      <style:text-properties fo:font-size="16pt" fo:font-weight="bold" officeooo:rsid="00248892" officeooo:paragraph-rsid="00248892" style:font-weight-asian="bold" style:font-weight-complex="bold"/>
    </style:style>
    <style:style style:name="P7" style:family="paragraph" style:parent-style-name="Standard">
      <style:text-properties fo:font-size="20pt" fo:font-weight="bold" officeooo:rsid="001dfce5" officeooo:paragraph-rsid="001dfce5" style:font-weight-asian="bold" style:font-weight-complex="bold"/>
    </style:style>
    <style:style style:name="P8" style:family="paragraph" style:parent-style-name="Standard">
      <style:text-properties fo:font-size="20pt" fo:font-weight="bold" officeooo:rsid="0022851f" officeooo:paragraph-rsid="0022851f" style:font-weight-asian="bold" style:font-weight-complex="bold"/>
    </style:style>
    <style:style style:name="P9" style:family="paragraph" style:parent-style-name="Standard">
      <style:text-properties fo:font-size="20pt" fo:font-weight="bold" officeooo:rsid="0024270a" officeooo:paragraph-rsid="0024270a" style:font-weight-asian="bold" style:font-weight-complex="bold"/>
    </style:style>
    <style:style style:name="P10" style:family="paragraph" style:parent-style-name="Standard">
      <style:text-properties fo:font-size="20pt" fo:font-weight="bold" officeooo:rsid="00248892" officeooo:paragraph-rsid="00248892" style:font-weight-asian="bold" style:font-weight-complex="bold"/>
    </style:style>
    <style:style style:name="P11" style:family="paragraph" style:parent-style-name="Standard">
      <style:text-properties fo:font-size="20pt" fo:font-weight="bold" officeooo:rsid="0028dd60" officeooo:paragraph-rsid="0028dd60" style:font-weight-asian="bold" style:font-weight-complex="bold"/>
    </style:style>
    <style:style style:name="P12" style:family="paragraph" style:parent-style-name="Standard">
      <style:text-properties fo:font-size="12pt" fo:font-weight="normal" officeooo:rsid="00248892" officeooo:paragraph-rsid="00248892" style:font-weight-asian="normal" style:font-weight-complex="normal"/>
    </style:style>
    <style:style style:name="P13" style:family="paragraph" style:parent-style-name="Standard">
      <style:text-properties fo:font-size="12pt" fo:font-weight="bold" officeooo:rsid="0025e622" officeooo:paragraph-rsid="0025e622" style:font-weight-asian="bold" style:font-weight-complex="bold"/>
    </style:style>
    <style:style style:name="P14" style:family="paragraph" style:parent-style-name="Standard">
      <style:text-properties fo:font-size="12pt" fo:font-weight="bold" officeooo:rsid="0026d9e4" officeooo:paragraph-rsid="0026d9e4" style:font-weight-asian="bold" style:font-weight-complex="bold"/>
    </style:style>
    <style:style style:name="P15" style:family="paragraph" style:parent-style-name="Table_20_Contents" style:list-style-name="L1"/>
    <style:style style:name="P16" style:family="paragraph" style:parent-style-name="Table_20_Contents">
      <style:text-properties fo:font-style="italic"/>
    </style:style>
    <style:style style:name="P17" style:family="paragraph" style:parent-style-name="Table_20_Contents" style:list-style-name="L2"/>
    <style:style style:name="P18" style:family="paragraph" style:parent-style-name="Table_20_Contents">
      <style:paragraph-properties fo:margin-top="0cm" fo:margin-bottom="0.499cm" style:contextual-spacing="false"/>
    </style:style>
    <style:style style:name="P19" style:family="paragraph" style:parent-style-name="Table_20_Contents" style:list-style-name="L1">
      <style:paragraph-properties fo:margin-top="0cm" fo:margin-bottom="0.499cm" style:contextual-spacing="false"/>
    </style:style>
    <style:style style:name="P20" style:family="paragraph" style:parent-style-name="Table_20_Contents" style:list-style-name="L2">
      <style:paragraph-properties fo:margin-top="0cm" fo:margin-bottom="0.499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48d1"/>
    </style:style>
    <style:style style:name="T3" style:family="text">
      <style:text-properties fo:font-size="18pt"/>
    </style:style>
    <style:style style:name="T4" style:family="text">
      <style:text-properties fo:font-size="18pt" fo:font-weight="normal" officeooo:rsid="0029bc66" style:font-weight-asian="normal" style:font-weight-complex="normal"/>
    </style:style>
    <style:style style:name="T5" style:family="text">
      <style:text-properties fo:font-size="16pt"/>
    </style:style>
    <style:style style:name="T6" style:family="text">
      <style:text-properties fo:font-size="16pt" fo:font-weight="normal" officeooo:rsid="0029bc66" style:font-weight-asian="normal" style:font-weight-complex="normal"/>
    </style:style>
    <style:style style:name="T7" style:family="text">
      <style:text-properties fo:font-size="14pt"/>
    </style:style>
    <style:style style:name="T8" style:family="text">
      <style:text-properties fo:font-size="14pt" fo:font-weight="normal" officeooo:rsid="0029bc66" style:font-weight-asian="normal" style:font-weight-complex="normal"/>
    </style:style>
    <style:style style:name="T9" style:family="text">
      <style:text-properties fo:font-size="12pt"/>
    </style:style>
    <style:style style:name="T10" style:family="text">
      <style:text-properties fo:font-size="12pt" fo:font-weight="normal" style:font-weight-asian="normal" style:font-weight-complex="normal"/>
    </style:style>
    <style:style style:name="T11" style:family="text">
      <style:text-properties fo:font-size="12pt" fo:font-weight="normal" officeooo:rsid="001f350d" style:font-weight-asian="normal" style:font-weight-complex="normal"/>
    </style:style>
    <style:style style:name="T12" style:family="text">
      <style:text-properties fo:font-size="12pt" fo:font-weight="normal" officeooo:rsid="00208f97" style:font-weight-asian="normal" style:font-weight-complex="normal"/>
    </style:style>
    <style:style style:name="T13" style:family="text">
      <style:text-properties fo:font-size="12pt" fo:font-weight="normal" officeooo:rsid="0029bc66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9a35f" style:font-weight-asian="normal" style:font-weight-complex="normal"/>
    </style:style>
    <style:style style:name="T16" style:family="text">
      <style:text-properties fo:font-weight="normal" officeooo:rsid="0029bc66" style:font-weight-asian="normal" style:font-weight-complex="normal"/>
    </style:style>
    <style:style style:name="T17" style:family="text">
      <style:text-properties officeooo:rsid="0029a35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ustom video player :</text:p>
      <text:p text:style-name="P1">&lt;video src=”location”&gt;&lt;/video&gt;</text:p>
      <text:p text:style-name="P1"/>
      <text:p text:style-name="P1">add <text:span text:style-name="T1">‘controls’</text:span> attribute to include pause/play, volume up/down, &amp; other basic video controls.</text:p>
      <text:p text:style-name="P2"/>
      <text:p text:style-name="P2">&lt;video src=”” control <text:span text:style-name="T2">s</text:span>&gt;&lt;/video&gt;</text:p>
      <text:p text:style-name="P2"/>
      <text:p text:style-name="P6">Challenge : <text:span text:style-name="T3">Create a play / pause button </text:span></text:p>
      <text:p text:style-name="P12">No standard function there, so I naively used a data-attribute : data-status . </text:p>
      <text:p text:style-name="P12">To indicate whether video is pause or, its playing. </text:p>
      <text:p text:style-name="P12">Depending upon data-attribute value, video play() &amp; pause() is called. </text:p>
      <text:p text:style-name="P12"/>
      <text:p text:style-name="P13">How to access data attribute ?</text:p>
      <text:p text:style-name="P13">Syntax: </text:p>
      <text:p text:style-name="P13"><text:span text:style-name="T14">variable.dataset.attribute</text:span></text:p>
      <text:p text:style-name="P13"><text:span text:style-name="T14"/></text:p>
      <text:p text:style-name="P14">Note : data-* is applicable for all HTML tags. </text:p>
      <text:p text:style-name="P12"/>
      <text:p text:style-name="P12"/>
      <text:p text:style-name="P11">Challenge : <text:span text:style-name="T13">Implement skip 25s &amp; 10s. Css configuration is left.</text:span></text:p>
      <text:p text:style-name="P12"/>
      <text:p text:style-name="P12"/>
      <text:p text:style-name="P7">Learning: <text:span text:style-name="T11">data-* </text:span><text:span text:style-name="T12">attribute takes string.</text:span></text:p>
      <text:p text:style-name="P7"><text:span text:style-name="T12"/></text:p>
      <text:p text:style-name="P8"><text:span text:style-name="T12">T</text:span><text:span text:style-name="T10">o select a tag with attribute, you can use following : </text:span></text:p>
      <text:p text:style-name="P8"><text:span text:style-name="T10">document.querySelectorAll(“tag[property-name]”);</text:span></text:p>
      <text:p text:style-name="P8"><text:span text:style-name="T10"/></text:p>
      <text:p text:style-name="P9"><text:span text:style-name="T10">for input slider event ‘change’ &amp; ‘input’ are there. </text:span></text:p>
      <text:p text:style-name="P9"><text:span text:style-name="T9">But </text:span><text:span text:style-name="T10">change event only accounts for initial and final states, inbetween motion is not triggered. </text:span></text:p>
      <text:p text:style-name="P9"><text:span text:style-name="T9">To trigger in between motion change <text:s/>use ‘input’ event.</text:span></text:p>
      <text:p text:style-name="P9"><text:span text:style-name="T9"/></text:p>
      <text:p text:style-name="P10"><text:span text:style-name="Emphasis"><text:span text:style-name="T9">audio|video</text:span></text:span><text:span text:style-name="T9">.volume=</text:span><text:span text:style-name="Emphasis"><text:span text:style-name="T9">number</text:span></text:span></text:p>
      <text:h text:style-name="Heading_20_2" text:outline-level="2">Property Values</text:h>
      <table:table table:name="Table1" table:style-name="Table1">
        <table:table-column table:style-name="Table1.A"/>
        <table:table-column table:style-name="Table1.B"/>
        <table:table-row table:style-name="TableLine94758282955744">
          <table:table-cell table:style-name="Table1.A1" office:value-type="string">
            <text:p text:style-name="Table_20_Heading">Value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 table:style-name="TableLine94758282955744">
          <table:table-cell table:style-name="Table1.A1" office:value-type="string">
            <text:p text:style-name="Table_20_Contents"><text:span text:style-name="Emphasis">number</text:span></text:p>
          </table:table-cell>
          <table:table-cell table:style-name="Table1.A1" office:value-type="string">
            <text:p text:style-name="P18">Specifies the current volume of the audio/video. Must be a number between 0.0 and 1.0.<text:line-break/><text:line-break/>Example values:</text:p>
            <text:list xml:id="list375780845" text:style-name="L1">
              <text:list-item>
                <text:p text:style-name="P15">1.0 is highest volume (100%. This is default) </text:p>
              </text:list-item>
              <text:list-item>
                <text:p text:style-name="P15">0.5 is half volume (50%) </text:p>
              </text:list-item>
              <text:list-item>
                <text:p text:style-name="P19">0.0 is silent (same as mute) </text:p>
              </text:list-item>
            </text:list>
          </table:table-cell>
        </table:table-row>
      </table:table>
      <text:p text:style-name="P10"><text:span text:style-name="T9"/></text:p>
      <text:p text:style-name="P10"><text:span text:style-name="T9"/></text:p>
      <text:p text:style-name="P10"><text:soft-page-break/><text:span text:style-name="T9"/></text:p>
      <text:h text:style-name="P4" text:outline-level="2"><text:span text:style-name="T9">Syntax</text:span></text:h>
      <text:p text:style-name="Text_20_body">Return the playbackRate property:</text:p>
      <text:p text:style-name="Text_20_body"><text:span text:style-name="Emphasis">audio|video</text:span>.playbackRate</text:p>
      <text:p text:style-name="Text_20_body">Set the playbackRate property:</text:p>
      <text:p text:style-name="Text_20_body"><text:span text:style-name="Emphasis">audio|video</text:span>.playbackRate=<text:span text:style-name="Emphasis">playbackspeed</text:span></text:p>
      <text:h text:style-name="Heading_20_2" text:outline-level="2">Property Values</text:h>
      <table:table table:name="Table2" table:style-name="Table2">
        <table:table-column table:style-name="Table2.A"/>
        <table:table-column table:style-name="Table2.B"/>
        <table:table-row table:style-name="TableLine94758294736016">
          <table:table-cell table:style-name="Table2.A1" office:value-type="string">
            <text:p text:style-name="Table_20_Heading">Value</text:p>
          </table:table-cell>
          <table:table-cell table:style-name="Table2.A1" office:value-type="string">
            <text:p text:style-name="Table_20_Heading">Description</text:p>
          </table:table-cell>
        </table:table-row>
        <table:table-row table:style-name="TableLine94758294736016">
          <table:table-cell table:style-name="Table2.A1" office:value-type="string">
            <text:p text:style-name="P16">playbackspeed</text:p>
          </table:table-cell>
          <table:table-cell table:style-name="Table2.A1" office:value-type="string">
            <text:p text:style-name="P18">Indicates the current playback speed of the audio/video.<text:line-break/>Example values:</text:p>
            <text:list xml:id="list4096951140" text:style-name="L2">
              <text:list-item>
                <text:p text:style-name="P17">1.0 is normal speed </text:p>
              </text:list-item>
              <text:list-item>
                <text:p text:style-name="P17">0.5 is half speed (slower) </text:p>
              </text:list-item>
              <text:list-item>
                <text:p text:style-name="P17">2.0 is double speed (faster) </text:p>
              </text:list-item>
              <text:list-item>
                <text:p text:style-name="P17">-1.0 is backwards, normal speed </text:p>
              </text:list-item>
              <text:list-item>
                <text:p text:style-name="P20">-0.5 is backwards, half speed </text:p>
              </text:list-item>
            </text:list>
          </table:table-cell>
        </table:table-row>
      </table:table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1">Explore : <text:span text:style-name="T17">[ </text:span><text:a xlink:type="simple" xlink:href="https://stackoverflow.com/questions/37664454/html-audio-negative-playbackrate-values-not-working" text:style-name="Internet_20_link" text:visited-style-name="Visited_20_Internet_20_Link"><text:span text:style-name="T14">https://stackoverflow.com/questions/37664454/html-audio-negative-playbackrate-values-not-working</text:span></text:a><text:span text:style-name="T14"> </text:span><text:span text:style-name="T15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7T01:25:34.211460274</meta:creation-date>
    <dc:date>2021-01-28T23:49:27.555644748</dc:date>
    <meta:editing-duration>PT5H44M59S</meta:editing-duration>
    <meta:editing-cycles>16</meta:editing-cycles>
    <meta:generator>LibreOffice/7.0.4.2$Linux_X86_64 LibreOffice_project/573028415b474775687f7355a6d413c41d013a01</meta:generator>
    <meta:document-statistic meta:table-count="2" meta:image-count="0" meta:object-count="0" meta:page-count="2" meta:paragraph-count="44" meta:word-count="246" meta:character-count="1710" meta:non-whitespace-character-count="1497"/>
  </office:meta>
</office:document-meta>
</file>